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a4a37" officeooo:paragraph-rsid="000a4a37"/>
    </style:style>
    <style:style style:name="P2" style:family="paragraph" style:parent-style-name="Standard">
      <style:text-properties style:text-underline-style="solid" style:text-underline-width="auto" style:text-underline-color="font-color" officeooo:rsid="000dd78f" officeooo:paragraph-rsid="000dd78f"/>
    </style:style>
    <style:style style:name="P3" style:family="paragraph" style:parent-style-name="Standard">
      <style:text-properties style:text-underline-style="solid" style:text-underline-width="auto" style:text-underline-color="font-color" officeooo:rsid="000f9506" officeooo:paragraph-rsid="000f9506"/>
    </style:style>
    <style:style style:name="P4" style:family="paragraph" style:parent-style-name="Standard">
      <style:text-properties style:text-underline-style="solid" style:text-underline-width="auto" style:text-underline-color="font-color" officeooo:rsid="0011190c" officeooo:paragraph-rsid="0011190c"/>
    </style:style>
    <style:style style:name="P5" style:family="paragraph" style:parent-style-name="Standard">
      <style:text-properties style:text-underline-style="solid" style:text-underline-width="auto" style:text-underline-color="font-color" officeooo:rsid="00131057" officeooo:paragraph-rsid="00131057"/>
    </style:style>
    <style:style style:name="P6" style:family="paragraph" style:parent-style-name="Standard">
      <style:text-properties style:text-underline-style="solid" style:text-underline-width="auto" style:text-underline-color="font-color" officeooo:rsid="00164058" officeooo:paragraph-rsid="00164058"/>
    </style:style>
    <style:style style:name="P7" style:family="paragraph" style:parent-style-name="Standard">
      <style:text-properties style:text-underline-style="solid" style:text-underline-width="auto" style:text-underline-color="font-color" officeooo:rsid="0016ada0" officeooo:paragraph-rsid="0016ada0"/>
    </style:style>
    <style:style style:name="P8" style:family="paragraph" style:parent-style-name="Standard">
      <style:text-properties style:text-underline-style="none" officeooo:rsid="000a4a37" officeooo:paragraph-rsid="000a4a37"/>
    </style:style>
    <style:style style:name="P9" style:family="paragraph" style:parent-style-name="Standard">
      <style:text-properties style:text-underline-style="none" officeooo:rsid="000dd78f" officeooo:paragraph-rsid="000dd78f"/>
    </style:style>
    <style:style style:name="P10" style:family="paragraph" style:parent-style-name="Standard">
      <style:text-properties style:text-underline-style="none" officeooo:rsid="000e7d60" officeooo:paragraph-rsid="000e7d60"/>
    </style:style>
    <style:style style:name="P11" style:family="paragraph" style:parent-style-name="Standard">
      <style:text-properties style:text-underline-style="none" officeooo:rsid="000f9506" officeooo:paragraph-rsid="000f9506"/>
    </style:style>
    <style:style style:name="P12" style:family="paragraph" style:parent-style-name="Standard">
      <style:text-properties style:text-underline-style="none" officeooo:rsid="0011190c" officeooo:paragraph-rsid="0011190c"/>
    </style:style>
    <style:style style:name="P13" style:family="paragraph" style:parent-style-name="Standard">
      <style:text-properties style:text-underline-style="none" officeooo:rsid="00131057" officeooo:paragraph-rsid="00131057"/>
    </style:style>
    <style:style style:name="P14" style:family="paragraph" style:parent-style-name="Standard">
      <style:text-properties style:text-underline-style="none" officeooo:rsid="0014573a" officeooo:paragraph-rsid="0014573a"/>
    </style:style>
    <style:style style:name="P15" style:family="paragraph" style:parent-style-name="Standard">
      <style:text-properties style:text-underline-style="none" officeooo:rsid="00164058" officeooo:paragraph-rsid="00164058"/>
    </style:style>
    <style:style style:name="P16" style:family="paragraph" style:parent-style-name="Standard">
      <style:text-properties style:text-underline-style="none" officeooo:rsid="0016ada0" officeooo:paragraph-rsid="0016ada0"/>
    </style:style>
    <style:style style:name="P17" style:family="paragraph" style:parent-style-name="Standard" style:list-style-name="L1">
      <style:text-properties style:text-underline-style="none" officeooo:rsid="000a4a37" officeooo:paragraph-rsid="000a4a37"/>
    </style:style>
    <style:style style:name="P18" style:family="paragraph" style:parent-style-name="Standard" style:list-style-name="L2">
      <style:text-properties style:text-underline-style="none" officeooo:rsid="000a4a37" officeooo:paragraph-rsid="000a4a37"/>
    </style:style>
    <style:style style:name="P19" style:family="paragraph" style:parent-style-name="Standard" style:list-style-name="L1">
      <style:text-properties style:text-underline-style="none" officeooo:rsid="0016eff7" officeooo:paragraph-rsid="0016eff7"/>
    </style:style>
    <style:style style:name="P20" style:family="paragraph" style:parent-style-name="Standard" style:list-style-name="L1">
      <style:text-properties style:text-underline-style="none" officeooo:rsid="0017d9f4" officeooo:paragraph-rsid="0017d9f4"/>
    </style:style>
    <style:style style:name="P21" style:family="paragraph" style:parent-style-name="Standard" style:list-style-name="L2">
      <style:text-properties style:text-underline-style="none" officeooo:rsid="0018e776" officeooo:paragraph-rsid="0018e776"/>
    </style:style>
    <style:style style:name="T1" style:family="text">
      <style:text-properties officeooo:rsid="0018e776"/>
    </style:style>
    <style:style style:name="T2" style:family="text">
      <style:text-properties officeooo:rsid="001afc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lth Advisory Group <text:span text:style-name="T1">(HAG)</text:span>:</text:p>
      <text:p text:style-name="P8">What risks are there in this project?</text:p>
      <text:list xml:id="list1689683321" text:style-name="L1">
        <text:list-item>
          <text:p text:style-name="P17">Going over budget if finances are not managed well</text:p>
        </text:list-item>
        <text:list-item>
          <text:p text:style-name="P17">The project may take longer to complete than expected</text:p>
        </text:list-item>
        <text:list-item>
          <text:p text:style-name="P17">Lack of communication between development teams</text:p>
        </text:list-item>
        <text:list-item>
          <text:p text:style-name="P19">Ethical concerns over collecting and processing user health data</text:p>
        </text:list-item>
        <text:list-item>
          <text:p text:style-name="P20">The project must adhere to regulations such as intellectual property rights and data protection</text:p>
        </text:list-item>
      </text:list>
      <text:p text:style-name="P8">How are you going to mitigate them?</text:p>
      <text:list xml:id="list2754162248" text:style-name="L2">
        <text:list-item>
          <text:p text:style-name="P18">Proper planning</text:p>
        </text:list-item>
        <text:list-item>
          <text:p text:style-name="P18">Regular communication between teams/management to ensure everyone is on the same page</text:p>
        </text:list-item>
        <text:list-item>
          <text:p text:style-name="P18">Conducting regular risk assessments to identify and address potential risks early, before they become a problem</text:p>
        </text:list-item>
        <text:list-item>
          <text:p text:style-name="P21">Adhere to intellectual property rights by ensuring the HAG has the rights to use any images they want in their product</text:p>
        </text:list-item>
      </text:list>
      <text:p text:style-name="P8"/>
      <text:p text:style-name="P2">Speed of Development:</text:p>
      <text:p text:style-name="P9">Balancing speed and quality is a common challenge. Accelerated timeline can lead to substandard products with more bugs.</text:p>
      <text:p text:style-name="P10">Agile methodologies, continuous integration, and automated testing can help maintain high standards without compromising on delivery speed.</text:p>
      <text:p text:style-name="P10"/>
      <text:p text:style-name="P3">Meeting Functional and Non-functional Requirements:</text:p>
      <text:p text:style-name="P11">Both functional and non-functional requirements must be met to ensure user satisfaction and system performance.</text:p>
      <text:p text:style-name="P11">Functional requirements define what the system should do, while non-functional requirements define how it should perform.</text:p>
      <text:p text:style-name="P11">Thorough requirement analysis and regular validation are key.</text:p>
      <text:p text:style-name="P11"/>
      <text:p text:style-name="P4">Meeting Key Performance Indicators (KPIs):</text:p>
      <text:p text:style-name="P12">KPIs are critical for measuring project success.</text:p>
      <text:p text:style-name="P12">These may include metrics like system uptime, response time, and user satisfaction.</text:p>
      <text:p text:style-name="P12">Regularly monitoring KPIs helps identify areas needing improvement and ensures the project aligns with business goals.</text:p>
      <text:p text:style-name="P12"/>
      <text:p text:style-name="P5">Legal and Ethical Considerations:</text:p>
      <text:p text:style-name="P13">Legal and ethical issues such as data privacy, intellectual property rights, and regulatory compliance must be addressed.</text:p>
      <text:p text:style-name="P13">Adhering to laws like GDPR and implementing ethical guidelines in development can prevent legal repercussions and build user trust.</text:p>
      <text:p text:style-name="P13"/>
      <text:p text:style-name="P5">User Engagement:</text:p>
      <text:p text:style-name="P13">Engaging users throughout the development process ensures the final product meets their needs.</text:p>
      <text:p text:style-name="P14">Techniques like user surveys, beta testing, and feedback loops can provide valuable insights.</text:p>
      <text:p text:style-name="P14">High user engagement typically results in higher satisfaction and adoption rates.</text:p>
      <text:p text:style-name="P14"/>
      <text:p text:style-name="P6">Product Reach:</text:p>
      <text:p text:style-name="P15">Understanding the target market and ensuring the product meets their needs is essential for success.</text:p>
      <text:p text:style-name="P15">Market analysis, user personas, and competitive analysis help tailor the product to the intended audience, ensuring broad reach and acceptance.</text:p>
      <text:p text:style-name="P15"/>
      <text:p text:style-name="P7">Risk Assessment and Mitigation:</text:p>
      <text:p text:style-name="P16"><text:soft-page-break/>Assessing risks involves evaluating their likelihood and potential impact.</text:p>
      <text:p text:style-name="P16">High-likelihood, high-impact risks require immediate attention.</text:p>
      <text:p text:style-name="P16">Mitigation strategies might include diversifying resources, adopting new technologies, or adjusting project scope.</text:p>
      <text:p text:style-name="P16">Contingency planning and ongoing monitoring ensure risks are managed effectively throughout the project lifecyc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09:01:44.536168926</meta:creation-date>
    <meta:generator>LibreOffice/7.3.7.2$Linux_X86_64 LibreOffice_project/30$Build-2</meta:generator>
    <dc:date>2025-10-09T10:07:02.104805580</dc:date>
    <meta:editing-duration>PT57M4S</meta:editing-duration>
    <meta:editing-cycles>17</meta:editing-cycles>
    <meta:document-statistic meta:table-count="0" meta:image-count="0" meta:object-count="0" meta:page-count="2" meta:paragraph-count="38" meta:word-count="409" meta:character-count="2884" meta:non-whitespace-character-count="2522"/>
  </office:meta>
</office:document-meta>
</file>